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sc_word,rule</text:p>
          </table:table-cell>
          <table:table-cell office:value-type="float" office:value="451" calcext:value-type="float">
            <text:p>45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1-0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cc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dd_wor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mon_dd_wor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,rule</text:p>
          </table:table-cell>
          <table:table-cell office:value-type="float" office:value="341" calcext:value-type="float">
            <text:p>34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dd,rule</text:p>
          </table:table-cell>
          <table:table-cell office:value-type="float" office:value="34100" calcext:value-type="float">
            <text:p>3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sc,rule</text:p>
          </table:table-cell>
          <table:table-cell office:value-type="float" office:value="1705" calcext:value-type="float">
            <text:p>170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ay_word_year,rule</text:p>
          </table:table-cell>
          <table:table-cell office:value-type="float" office:value="56540" calcext:value-type="float">
            <text:p>565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d_wor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d_wor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d_wor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sc_word,rule</text:p>
          </table:table-cell>
          <table:table-cell office:value-type="float" office:value="550" calcext:value-type="float">
            <text:p>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d_word,rule</text:p>
          </table:table-cell>
          <table:table-cell office:value-type="float" office:value="110" calcext:value-type="float">
            <text:p>1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dd_word,rule</text:p>
          </table:table-cell>
          <table:table-cell office:value-type="float" office:value="550000" calcext:value-type="float">
            <text:p>5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dd_word,rule</text:p>
          </table:table-cell>
          <table:table-cell office:value-type="float" office:value="5500" calcext:value-type="float">
            <text:p>5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,rule</text:p>
          </table:table-cell>
          <table:table-cell office:value-type="float" office:value="440" calcext:value-type="float">
            <text:p>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mon_sc,rule</text:p>
          </table:table-cell>
          <table:table-cell office:value-type="float" office:value="57200" calcext:value-type="float">
            <text:p>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dd_sc,rule</text:p>
          </table:table-cell>
          <table:table-cell office:value-type="float" office:value="4400" calcext:value-type="float">
            <text:p>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8304" calcext:value-type="float">
            <text:p>183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word_year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sc_year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2sc_dd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dd_mon,rule</text:p>
          </table:table-cell>
          <table:table-cell office:value-type="float" office:value="457611" calcext:value-type="float">
            <text:p>4576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,rule</text:p>
          </table:table-cell>
          <table:table-cell office:value-type="float" office:value="4598" calcext:value-type="float">
            <text:p>459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dd,rule</text:p>
          </table:table-cell>
          <table:table-cell office:value-type="float" office:value="401764" calcext:value-type="float">
            <text:p>40176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sc,rule</text:p>
          </table:table-cell>
          <table:table-cell office:value-type="float" office:value="27522" calcext:value-type="float">
            <text:p>275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ay_mon_year,rule</text:p>
          </table:table-cell>
          <table:table-cell office:value-type="float" office:value="204600" calcext:value-type="float">
            <text:p>204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,rule</text:p>
          </table:table-cell>
          <table:table-cell office:value-type="float" office:value="1100" calcext:value-type="float">
            <text:p>1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,rule</text:p>
          </table:table-cell>
          <table:table-cell office:value-type="float" office:value="11000" calcext:value-type="float">
            <text:p>1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d,ru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d_sc,rule</text:p>
          </table:table-cell>
          <table:table-cell office:value-type="float" office:value="77011" calcext:value-type="float">
            <text:p>770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2sc,rule</text:p>
          </table:table-cell>
          <table:table-cell office:value-type="float" office:value="7700" calcext:value-type="float">
            <text:p>7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,rule</text:p>
          </table:table-cell>
          <table:table-cell office:value-type="float" office:value="12320" calcext:value-type="float">
            <text:p>123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age_sc,rule</text:p>
          </table:table-cell>
          <table:table-cell office:value-type="float" office:value="73854" calcext:value-type="float">
            <text:p>738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dd_sc,rule</text:p>
          </table:table-cell>
          <table:table-cell office:value-type="float" office:value="7711" calcext:value-type="float">
            <text:p>77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,rule</text:p>
          </table:table-cell>
          <table:table-cell office:value-type="float" office:value="14311" calcext:value-type="float">
            <text:p>1431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mon_dd_sc,rule</text:p>
          </table:table-cell>
          <table:table-cell office:value-type="float" office:value="85800" calcext:value-type="float">
            <text:p>85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pd,rule</text:p>
          </table:table-cell>
          <table:table-cell office:value-type="float" office:value="759" calcext:value-type="float">
            <text:p>759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dd,rule</text:p>
          </table:table-cell>
          <table:table-cell office:value-type="float" office:value="6600" calcext:value-type="float">
            <text:p>6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sc_year,rule</text:p>
          </table:table-cell>
          <table:table-cell office:value-type="float" office:value="5291" calcext:value-type="float">
            <text:p>529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mon,rule</text:p>
          </table:table-cell>
          <table:table-cell office:value-type="float" office:value="10571" calcext:value-type="float">
            <text:p>10571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word_year_sc,rule</text:p>
          </table:table-cell>
          <table:table-cell office:value-type="float" office:value="47080" calcext:value-type="float">
            <text:p>4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sc_word,rule</text:p>
          </table:table-cell>
          <table:table-cell office:value-type="float" office:value="7150" calcext:value-type="float">
            <text:p>71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,rule</text:p>
          </table:table-cell>
          <table:table-cell office:value-type="float" office:value="1430" calcext:value-type="float">
            <text:p>14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months_short,dic</text:p>
          </table:table-cell>
          <table:table-cell office:value-type="string" calcext:value-type="string">
            <text:p>year_word_sc,rule</text:p>
          </table:table-cell>
          <table:table-cell office:value-type="float" office:value="5720" calcext:value-type="float">
            <text:p>572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19:29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2S</meta:editing-duration>
    <meta:editing-cycles>3</meta:editing-cycles>
    <meta:generator>LibreOffice/5.2.0.4$Windows_x86 LibreOffice_project/066b007f5ebcc236395c7d282ba488bca6720265</meta:generator>
    <dc:date>2016-08-13T19:20:19.757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